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style:text-properties fo:font-weight="bold" style:font-weight-asian="bold"/>
    </style:style>
    <style:style style:name="P4" style:family="paragraph" style:parent-style-name="Standard" style:master-page-name="Standard">
      <style:paragraph-properties fo:margin-top="0cm" fo:margin-bottom="0cm" loext:contextual-spacing="false" style:page-number="1"/>
    </style:style>
    <style:style style:name="P5" style:family="paragraph" style:parent-style-name="Standard">
      <style:paragraph-properties fo:margin-top="0cm" fo:margin-bottom="0cm" loext:contextual-spacing="false"/>
      <style:text-properties fo:font-weight="bold" style:font-weight-asian="bold"/>
    </style:style>
    <style:style style:name="P6" style:family="paragraph" style:parent-style-name="Standard">
      <style:paragraph-properties fo:margin-top="0cm" fo:margin-bottom="0cm" loext:contextual-spacing="false"/>
      <style:text-properties fo:font-size="8pt" style:font-size-asian="8pt" style:font-size-complex="8pt"/>
    </style:style>
    <style:style style:name="T1" style:family="text">
      <style:text-properties fo:font-weight="bold" style:font-weight-asian="bold"/>
    </style:style>
    <style:style style:name="T2" style:family="text">
      <style:text-properties fo:font-size="8pt" style:font-size-asian="8pt" style:font-size-complex="8pt"/>
    </style:style>
    <style:style style:name="T3" style:family="text">
      <style:text-properties fo:color="#1155cc" fo:font-size="10pt" style:text-underline-style="solid" style:text-underline-width="auto" style:text-underline-color="font-color" style:font-size-asian="10pt" style:font-size-complex="10pt"/>
    </style:style>
    <style:style style:name="T4"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ubię czasem myśleć o świecie, jak o galerii sztuki. Oczy są w nim swoistym, maleńkim obrazem. Patrząc w nie za każdym razem można dostrzec unikalną drobinkę, która wraz z pozostałymi tworzy wyjątkowość koloru naszych tęczówek. To jeden z moich ulubionych tematów, jeśli chodzi o sztukę i myślę, że wyrobienie sobie własnego sposobu rysowania oczu w kucykach jest ważnym elementem indywidualnego stylu. Rzućcie na to okiem. <text:s/></text:p>
      <text:p text:style-name="P2">&gt;&gt; Moonlight</text:p>
      <text:p text:style-name="P1"/>
      <text:p text:style-name="P1"><text:span text:style-name="T1">Pierwszy rzut</text:span><text:line-break/>Jak to już kilka razy powtarzałam, przed przystąpieniem do pracy, warto dokładnie zapoznać się z rysowanym tematem. Na pierwszy rzut, prawdziwe końskie ślepia hipnotyzują kształtem źrenicy, która podobnie jak u kóz i antylop jest pozioma. Następną charakterystyczną cechą są powieki. Nasz konik ma dwie zewnętrzne i jedną wewnętrzną, która zwana jest też „trzecią powieką”. Kąciki oczu są umieszczone jakby po skosie sprawiając, że ślepie przypomina obły romb. To dlatego, że wewnętrzny kącik jest umieszczony ciut niżej od zewnętrznego. Z moich prowizorycznych poszukiwań wyszło, że konie mają najczęściej brązowe lub niebieskie oczy. Ten drugi kolor nazywany jest „okiem rybim” i powoduje go niewielka ilością melaniny w tęczówce. Mówi się, że to wada, ale dla artystów koń czy kuc z tak niezwykłymi ślepiami jest bardzo interesującym modelem do narysowania. Dodatkowo to całkiem zabawne, bo z tego, co zauważyłam wynika, że w Equestrii dużo łatwiej spotkać kucyka o błękitnych ślepkach niż takiego z tęczówką w kolorze mlecznej czekolady. Końskie oczy cudnie błyszczą w świetle i okrywa je welon długich, gęstych rzęs, najczęściej w kolorze zbliżonym do sierści. Wybrane cechy z powodzeniem można przemycić do naszej pracy, by dodać słodkim, pastelowym postaciom pewnej unikalności. </text:p>
      <text:p text:style-name="P3"/>
      <text:p text:style-name="P3">Zamknięci w schemacie</text:p>
      <text:p text:style-name="P1">Patrząc już na główne bohaterki serialu, można zauważyć pewne zależności w kresce budującej ich oczy. Niektóre są unikalne, jak w przypadku Fluttershy. Pozostałe są bardzo popularne wśród innych klaczy zamieszkujących Equestrię. Te drugie różnią się przeważnie kształtem i ilością rzęs. Mogą być zalotnie i bardzo dziewczęco podwinięte lub proste i nieco grubsze, idealne dla silnej i niezależnej klaczy. Dobrym przykładem tego drugiego schematu jest Rainbow Dash i Starlight Glimmer, których oczy z ostrymi, pionowymi rzęsami różnią się jedynie kolorem tęczówki. Schemat uwodzicielskich zwierciadeł z welonem rzęs u panienki Rarity został powielony u klaczek pracujących w spa, tylko z nieco bardziej wyraźnym cieniem na powiekach. Oprawa naszych małych dzieł sztuki zawiera najczęściej po trzy rzęski przy górnej powiece i opcjonalnie dwie lub trzy przy dolnej. Podobny zabieg z powielanym schematem można zauważyć w przypadku ogierów, ale u nich raczej nie zaznacza się rzęs. (Chyba, że są sławnymi treserami zwierząt... ). Idąc dalej, warto zaznaczyć, że każda z księżniczek, prócz naszej drogiej Twilight Sparkle, ma swój własny unikatowy rysunek oka. Szczególnym przypadkiem jest tu księżniczka Luna, która posiada aż dwa schematy dla swojej bardziej uroczej i mroczniejszej strony. Prócz nich jeszcze kilka drugo- i trzecioplanowych postaci wyodrębniono z tłumu poprzez indywidualny schemat ślepek. W tym miejscu, po prostu muszę napisać o Wielkiej i Potężnej Trixie! Chociaż w jej przypadku zmiana nie jest zbyt duża, toteż nie zawsze się ją zaznacza. W oprawie oka Trixie, rzęsy znajdują się nad wewnętrznym kącikiem, zamiast przy zewnętrznym, tak jak u pozostałych klaczy. Zabieg ten wzmacnia nieco wyraźną wyższość, która bije z aparycji iluzjonistki. Dodatkowo, innymi przykładami wyrwania się z ram schematów są Saffron Masala, Fleur de Lis czy też Sunset Shimmer. Niektóre postaci posiadają brwi, by jeszcze <text:soft-page-break/>bardziej zwracać na siebie uwagę, tak jak Tree Hugger, Moon Dancer, Plaid Stripes czy Coriander Cumin. Z drugiej strony, ciekawym posunięciem jest całkowite zakrycie patrzałek z pomocą okularów jak w przypadku DJ-Pon 3 (Vinyl Scratch) i Photo Finish. Najświeższym zabiegiem użytym w MLP: Film jest zasłonięcie ich zwyczajnie przez pokaźną grzywkę użyte u Songbird Serenade. Wracając do okularów, przeważnie nie są one stałym elementem wyglądu postaci, ale chwilowym dodatkiem. Czarne okulary przeciwsłoneczne są używane w trybie incognito lub wręcz przeciwnie, by podkreślić wspaniałość postaci, jak to często praktykuje Rainbow Dash. Po rysunku oka można też rozróżnić rasy występujące w serialu. Mamy ostro zakończone, grubo oprawione oczy zebr, niepokojąco puste ślepia podmieńców czy też smoki z pionowymi, cienkimi źrenicami. Ponadto każdy z antagonistów pojawiających się w serialu miał swój własny, indywidualny projekt aparatu wzrokowego. Zdecydowanie jest z czego czerpać inspirację.</text:p>
      <text:p text:style-name="P1"/>
      <text:p text:style-name="P3">Kolor ci w oko</text:p>
      <text:p text:style-name="P1">W prostym serialowym stylu niezwykle trudno zaakcentować morze odcieni zamkniętych w tęczówce. W kanonie twórcy zwykle uciekają się do użycia prostego gradientu w obrębie jednego, maksymalnie dwóch kolorów lub zwyczajnie w jednym fragmencie oka umieszczają kilka kolorowych paseczków z tej samej gamy. Czasem obie techniki są łączone ze sobą. W ten sposób efekt końcowy jest nieco płaski, ale świetnie wpasowuje się w kreskówkowy klimat stylistyki serialu. Na kartce to już nie jest takie proste. Gdy zabieramy się do rysowania kucyka tradycyjnie, warto zastanowić się najpierw czy chcemy, by nasze oko było bardziej realistyczne, a może wręcz przeciwnie minimalistyczne i bajkowe. Jeśli chcemy, równie dobrze możemy dać zwykłe kropki zamiast skomplikowanych patrzałek, byle konsekwentnie cukiereczki. Sposób rysowania tęczówki jest zdecydowanie bardzo ciekawym elementem urozmaicenia wybranego przez nas stylu. Można ją po prostu zaznaczyć ciemniejszym konturem i pokolorować wnętrze na gładko lub budować powoli warstwa po warstwie, nakładając na siebie kilkanaście, czasem nawet kilkadziesiąt malutkich kreseczek i kropeczek. Używa się do tego najczęściej garści kredek, które nie zawsze są w zbliżonych do siebie kolorach. Jeśli kucyk ma patrzałki koloru fioletowego, nie oznacza, że nie możemy dodać do nich kilku żółtych akcentów. Powiem więcej, jeśli chcemy uzyskać realistyczny efekt są nawet bardzo mile widziane. Sama uwielbiam stosować ten zabieg, a wziął się on właśnie z długich obserwacji moich własnych oczu w lustrze. Z daleka wyglądają na zielone, ale jak przyjrzałam się im z bliska w niewielkim powiększeniu zauważyłam, że mają w sobie mnóstwo złotych drobinek. W ten sposób przelałam zebrane informacje na papier, tworząc własny styl. Nie mówię, że nikt przede mną tego nie robił, ale inne osoby mogły dojść do różnych wniosków i przedstawić na podstawie tych samych obserwacji całkowicie inną wizję. To jest właśnie magia interpretacji. </text:p>
      <text:p text:style-name="P1"/>
      <text:p text:style-name="P3">Tutorial kanonowej kalki</text:p>
      <text:p text:style-name="P1">Aby narysować najbardziej powszechne, czyste serialowo oko, należy najpierw wyznaczyć mu odpowiednie miejsce wewnątrz okręgu wyznaczonego na głowę. Przyjmijmy, że rozważamy rzut boczny, z profilu, by nieco ułatwić sobie pracę. Z tej perspektywy kucyk patrzy na nas tylko jednym okiem. Pamiętajmy, że będzie ono zajmować sporą część jej powierzchni, więc musimy wykalibrować je tak, by później rzęsy nie nachodziły na ucho, a pod ślepkiem było dalej miejsce na pyszczek i uśmiech. Później na wyznaczonym polu należy delikatnie, najlepiej twardym ołówkiem typu 2H, wyrysować lekko przekrzywioną elipsę. Najlepiej, by była skierowana wzdłuż prostej przeprowadzonej od wnętrza ucha do kącika ust kucyka. Taki schemat stosujemy najczęściej w przypadku dorosłego kucyka, <text:soft-page-break/>źrebięta mają raczej okrągłe ślepka. Następnie czymś bardziej napigmentowanym, najlepiej czarnym, poprawiamy krawędzie kształtu w celu uwidocznienia linii rzęs. Bardzo dobrze nadaje się do tego cienkopis. Kolejnym krokiem jest wyrysowanie wewnątrz dwóch kolejnych elips przedstawiających tęczówkę i źrenicę. Pamiętajcie, że jeśli postać patrzy mocno w bok to niektóre elementy naszych kształtów będą zasłaniane przez powiekę, więc wypełnienie ślepek będzie nieco ucięte. Potem zostaje wyznaczyć miejsca na odblaski w formie drobnych kółek i wypełnić źrenicę tym samym narzędziem, które używaliśmy do oprawy oka. Należy uważać przy tym, by nie zamazać sobie odblasków, które oryginalnie powinny być całkowicie białe. Możemy również zamiast tego dodać je na końcu białym żelopisem już na gotowym rysunku. Do tęczówki dobieramy kilka kolorów z tej samej rodziny i, zależnie od wybranego schematu, tworzymy gradient używając rysadła o najciemniejszym pigmencie tuż przy górnej powiece przechodząc stopniowo do jaśniejszych tonów lub, po prostu, odpuszczając nieco nacisk, w przypadku kredki. Jeśli zdecydowaliśmy się jednak na ten ciut bardziej skomplikowany sposób, to dzielimy pozostałe z elipsy pole na cztery części. Wewnętrzne fragmenty powinny być dużo węższe od zewnętrznych. Mniejszcze ułamki wypełniamy dwoma jaśniejszymi kolorami od tego, którego chcemy użyć na pozostałych cząstkach. Dodaje to łagodnego blasku naszemu zwierciadełku. Jeśli rysowaliśmy ogiera tutaj kończy się nasza przygoda. Jeżeli jednak mamy zamiar przedstawić klacz to na sam koniec, dopełniając nasze dzieło, stawiamy jeszcze trzy kreski odchodzące od górnej powieki, reprezentujące rzęsy i gotowe. </text:p>
      <text:p text:style-name="P1"/>
      <text:p text:style-name="P3">Ślepia świecące w świetle księżyca</text:p>
      <text:p text:style-name="P1">Chciałabym podzielić się z wami moim sposobem, który wyrobiłam sobie przez te wszystkie lata ćwiczeń. Tu też będę mówić o rzucie z profilu. Podobnie jak przy oku kanonicznym, zaczynam od umiejscowienia go na okręgu przeznaczonym na głowę. Robię to zwykle mniej więcej na środku. Zaznaczam je sobie lekko czymś w rodzaju kółka i prowadzę od niego poprzeczną kreskę, od której później buduję nos i pyszczek. W moim przypadku oko jest szczególnie ważne, bo jest dla mnie odniesieniem do wszystkich pozostałych elementów, jakie później wyrysowuje na głowie. Następnie ciemniejszym kolorem stawiam trzy półokrągłe kreski, jedną poziomą na górną powiekę i dwie pionowe, które mają być namiastką „trzeciej powieki”. Wychodzą z tego samego miejsca na górnym łuku i rozchodzą się na dole, tworząc wewnętrzny kącik. Najczęściej zaznaczam tam później jaśniejszym kolorem coś w rodzaju jeziorka łzowego. Na początku kreski nie są zbyt grube, stawiam je tylko orientacyjnie. Kolejnym krokiem jest umiejscowienie okręgów na źrenicę i tęczówkę. Podczas tworzenia portretu z profilu najbardziej lubię stawiać je w zewnętrznym kąciku, tak aby kucyk spoglądał zalotnie w stronę obserwatora. Teraz zaczyna się zabawa. Zwykle wybieram przynajmniej trzy odcienie wybranego koloru i jeszcze dwie inne kredki. Jedną zbliżoną, dla przykładu: jeśli tęczówka ma być fioletowa, to dobieram do niej jeszcze odcień niebieski. Druga sztuka jest najczęściej z gamy odcieni dopełniającej bazowy kolor, chociaż nie zawsze. W tym oku ma się coś zadziać, ma być ciekawe. W przypadku fioletu będzie to żółć, lub jasna zieleń. Po dobraniu palety, najciemniejszym odcieniem wyraźnie zaznaczam krawędzie, potem robię od nich chaotycznie odchodzące kreseczki, co chwilę zmieniając kredkę. Najczęściej tuż przy źrenicy używam najjaśniejszych i przyciemniam je dodatkowo przy górnej powiece. Ostateczny efekt wygląda trochę, jakby wlać do kubeczka z wodą kilka farb i wymerdać. Następnie biorę najczarniejszą kredkę, jaką mam we wszystkich moich zestawach i zabieram się za robienie źrenicy. Nigdy nie koloruję jej całej tym samym naciskiem. Zawsze zostawiam na dole malutkie kółeczko będące ciutek jaśniejsze, czasem nawet podbijam je białą kredką. Potem chwytam za szarości i próbuję nadać oku kształt, <text:soft-page-break/>bawiąc się światłocieniem. Najczęściej daję ciemniejsze pasmo tuż pod powieką i przy kącikach, rozjaśniając do środka. Nasza patrzałka jest w końcu kulą, więc miło by było, gdyby ją przypominało. Po tym poprawiam, z pomocą dobrze naostrzonej czarnej kredki, oprawę oka uwypuklając postawione wcześniej łuki i dodaję kilka podkręconych kreseczek zaznaczając rzęsy. Daję ich zwykle ciut więcej niż w oryginale i umieszczam je zarówno po wewnętrznej i zewnętrznej części górnej powieki. Na sam koniec chwytam biały żelopis i rysuję nim odblaski na oku, zaznaczam ma dolnej powiece linię wodną i daję kilka białych kropeczek na białku oka oraz w miejscu jeziorka. W ten sposób zaznaczam, że oko jest nawilżone i mokre. Często też zaznaczam kreską łuk brwiowy, a czasem nawet samą brew. To bardzo ułatwia przedstawianie emocji u rysowanej postaci. Patrząc na objętość tego opisu, poświęcam tej części rysunku zwykle bardzo dużo uwagi. To zdecydowanie moja ulubiona część rysowania kucyka.</text:p>
      <text:p text:style-name="P1"/>
      <text:p text:style-name="P3">Kucykowy okulista</text:p>
      <text:p text:style-name="P1">Przekopałam internet, ale niestety nie znalazłam żadnych informacji o kanonicznej postaci, która miałaby poważne problemy ze wzrokiem. Mówiąc krótko, nie znalazłam w serialu postaci niewidomej, ale za to jest kilka kucyków, które na stałe noszą okulary korekcyjne. Jedną z nich jest wspomniana wcześniej Moon Dancer. Rysując kucyka w transparentnych szkłach należy pamięć, że odbijają one światło. Łatwym trikiem, by to uchwycić jest narysowanie tego, co znajduje się pod nimi o kilka tonów jaśniej od pozostałych elementów pyszczka. Można też użyć do tego lekkiego koloru, który nałożymy już po narysowaniu. Ten sposób możliwy jest przy pracach akwarelowych lub markerowych, przy kredkach uzyskanie transparentnego efektu jest trochę trudniejsze. Wśród postaci fanowskich, chyba najbardziej rozpoznawalnym niewidomym kucykiem jest Snowdrop. Aby to uwidocznić źrenica klaczki nie jest zupełnie czarna, tak jak w oku dotkniętym zaćmą. Schemat ten powtarzany jest wśród wielu innych fanowskich postaci. Czasem zamiast rozjaśniać czerń, źrenicę koloruje się po prostu jaśniejszym odcieniem koloru wybranego na tęczówki. Kombinowanie z kolorami ślepek jest też przydatne, jeśli chcemy przedstawić jakiś magiczny efekt działający na postać. Sposób ten wielokrotnie użyto w serialu. Czarna magia króla Sombry zmienia kolor tęczówki na krwistoczerwony i sprawia, że ślepia rzucającego zaklęcie lub opętanego świecą jadowitą zielenią i wylatuje z nich fioletowawy dym. Jest to swoją drogą ciekawe wykorzystanie trzech kolorów dopełniających. Innym przykładem jest zmiana koloru tęczówek u Rarity na świecący zielony, gdy została opętana przez zaklęcie znalezione przez Spike’a w starej księdze w odcinku „Inspiracja, manifestacja” (sezon 4 odc. 23). Czasem magia kucyka jest tak silna, że całkowicie pochłania wypełnienie oka, które zaczyna świecić jej blaskiem. Sposobów wykorzystania i przedstawienia zmian w aparacie wzrokowym naszych postaci jest o wiele, wiele więcej. Jednym z moich ulubionych sposobów tworzenia kucykowych portretów ołówkiem, jest akcentowanie ich intensywnie kolorowymi tęczówkami. W ten sposób wlewam życie w szarą, cichą pracę. To trochę taki mój mały dowód na to, że oczy nie są tylko niezwykle przydatne do obserwacji, ale również, gdy się trochę przy nich pokombinuje, mogą dać nam coś naprawdę magicznego. <text:s/></text:p>
      <text:p text:style-name="P1"/>
      <text:p text:style-name="P1"/>
      <text:p text:style-name="P6">Obrazki soon! Naprawdę! &gt;&lt;</text:p>
      <text:p text:style-name="P1"><text:span text:style-name="T2">Baner: <text:line-break/></text:span><text:a xlink:type="simple" xlink:href="https://sta.sh/02d8wp52m5fk" text:style-name="Internet_20_link" text:visited-style-name="Visited_20_Internet_20_Link"><text:span text:style-name="T3">https://sta.sh/02d8wp52m5fk</text:span></text:a><text:span text:style-name="T4"> <text:line-break/>Przykładowe obrazki: <text:line-break/></text:span><text:a xlink:type="simple" xlink:href="http://fav.me/d8x5ezx" text:style-name="Internet_20_link" text:visited-style-name="Visited_20_Internet_20_Link"><text:span text:style-name="T3">http://fav.me/d8x5ezx</text:span></text:a></text:p>
      <text:p text:style-name="P1"><text:soft-page-break/><text:a xlink:type="simple" xlink:href="http://fav.me/d8xa9xq" text:style-name="Internet_20_link" text:visited-style-name="Visited_20_Internet_20_Link"><text:span text:style-name="T3">http://fav.me/d8xa9xq</text:span></text:a><text:span text:style-name="T4"><text:line-break/></text:span><text:a xlink:type="simple" xlink:href="http://fav.me/dbla6xp" text:style-name="Internet_20_link" text:visited-style-name="Visited_20_Internet_20_Link"><text:span text:style-name="T3">http://fav.me/dbla6xp</text:span></text:a><text:span text:style-name="T4"><text:line-break/></text:span><text:a xlink:type="simple" xlink:href="http://fav.me/dbimg2z" text:style-name="Internet_20_link" text:visited-style-name="Visited_20_Internet_20_Link"><text:span text:style-name="T3">http://fav.me/dbimg2z</text:span></text:a></text:p>
      <text:p text:style-name="P1"><text:a xlink:type="simple" xlink:href="http://fav.me/db9qz6g" text:style-name="Internet_20_link" text:visited-style-name="Visited_20_Internet_20_Link"><text:span text:style-name="T3">http://fav.me/db9qz6g</text:span></text:a><text:span text:style-name="T4"><text:line-break/></text:span><text:a xlink:type="simple" xlink:href="http://fav.me/dc584gl" text:style-name="Internet_20_link" text:visited-style-name="Visited_20_Internet_20_Link"><text:span text:style-name="T3">http://fav.me/dc584gl</text:span></text:a><text:span text:style-name="T4"> <text:line-break/></text:span><text:a xlink:type="simple" xlink:href="http://fav.me/dc5zexz" text:style-name="Internet_20_link" text:visited-style-name="Visited_20_Internet_20_Link"><text:span text:style-name="T3">http://fav.me/dc5zexz</text:span></text:a><text:span text:style-name="T4"> </text:span></text:p>
      <text:p text:style-name="P1"><text:span text:style-name="T4"><text:line-break/>Same oczy: <text:line-break/></text:span><text:a xlink:type="simple" xlink:href="http://fav.me/d9bg4rl" text:style-name="Internet_20_link" text:visited-style-name="Visited_20_Internet_20_Link"><text:span text:style-name="T3">http://fav.me/d9bg4rl</text:span></text:a><text:span text:style-name="T4"> - to już raz było przy okazji recenzji <text:line-break/></text:span><text:a xlink:type="simple" xlink:href="http://fav.me/dc4nfcw" text:style-name="Internet_20_link" text:visited-style-name="Visited_20_Internet_20_Link"><text:span text:style-name="T3">http://fav.me/dc4nfcw</text:span></text:a><text:span text:style-name="T4"> - oko wilka xD<text:line-break/>tu będą jeszcze dwa obrazki w ramach tutoriali o rysowaniu uczu <text:line-break/>- <text:s/></text:span><text:a xlink:type="simple" xlink:href="http://fav.me/dc632l8" text:style-name="Internet_20_link" text:visited-style-name="Visited_20_Internet_20_Link"><text:span text:style-name="T3">http://fav.me/dc632l8</text:span></text:a><text:span text:style-name="T4"> <text:line-break/>- </text:span><text:a xlink:type="simple" xlink:href="https://sta.sh/0pmnyvxv9im" text:style-name="Internet_20_link" text:visited-style-name="Visited_20_Internet_20_Link"><text:span text:style-name="T3">https://sta.sh/0pmnyvxv9im</text:span></text:a><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3-22T22:31:11.555000000</dc:date>
    <meta:editing-duration>PT55S</meta:editing-duration>
    <meta:editing-cycles>1</meta:editing-cycles>
    <meta:document-statistic meta:table-count="0" meta:image-count="0" meta:object-count="0" meta:page-count="5" meta:paragraph-count="18" meta:word-count="2174" meta:character-count="15207" meta:non-whitespace-character-count="13032"/>
  </office:meta>
</office:document-meta>
</file>